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 style:data-style-name="N2" text:time-value="09:12:09.9278191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4:19.861687051</meta:creation-date>
    <dc:date>2017-09-27T09:40:36.247018900</dc:date>
    <meta:editing-duration>PT35M48S</meta:editing-duration>
    <meta:editing-cycles>8</meta:editing-cycles>
    <meta:generator>LibreOffice/5.4.1.2.0$Linux_X86_64 LibreOffice_project/40m0$Build-2</meta:generator>
    <meta:document-statistic meta:table-count="3" meta:cell-count="4101" meta:object-count="0"/>
  </office:meta>
</office:document-meta>
</file>